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93.06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86.85pt"/>
    </style:style>
    <style:style style:name="co9" style:family="table-column">
      <style:table-column-properties fo:break-before="auto" style:column-width="91.64pt"/>
    </style:style>
    <style:style style:name="co10" style:family="table-column">
      <style:table-column-properties fo:break-before="auto" style:column-width="92.41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7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Terço</text:p>
          </table:table-cell>
          <table:table-cell table:style-name="ce1" office:value-type="string" calcext:value-type="string">
            <text:p>Frequência (Hz)</text:p>
          </table:table-cell>
          <table:table-cell table:style-name="ce1" office:value-type="string" calcext:value-type="string">
            <text:p>Amostra</text:p>
          </table:table-cell>
          <table:table-cell table:style-name="ce1" office:value-type="string" calcext:value-type="string">
            <text:p>Diâmetro do ramo (mm)</text:p>
          </table:table-cell>
          <table:table-cell table:style-name="ce1" office:value-type="string" calcext:value-type="string">
            <text:p>Comprimento do ramo (cm)</text:p>
          </table:table-cell>
          <table:table-cell table:style-name="ce1" office:value-type="string" calcext:value-type="string">
            <text:p>nº frutos verde antes</text:p>
          </table:table-cell>
          <table:table-cell table:style-name="ce1" office:value-type="string" calcext:value-type="string">
            <text:p>nº frutos verde depois</text:p>
          </table:table-cell>
          <table:table-cell table:style-name="ce1" office:value-type="string" calcext:value-type="string">
            <text:p>nº frutos cereja antes</text:p>
          </table:table-cell>
          <table:table-cell table:style-name="ce1" office:value-type="string" calcext:value-type="string">
            <text:p>nº frutos cereja depois</text:p>
          </table:table-cell>
          <table:table-cell table:style-name="ce1" office:value-type="string" calcext:value-type="string">
            <text:p>nº frutos semi antes</text:p>
          </table:table-cell>
          <table:table-cell table:style-name="ce1" office:value-type="string" calcext:value-type="string">
            <text:p>nº frutos semi depois</text:p>
          </table:table-cell>
          <table:table-cell table:style-name="ce1" office:value-type="string" calcext:value-type="string">
            <text:p>nº frutos passa antes</text:p>
          </table:table-cell>
          <table:table-cell table:style-name="ce1" office:value-type="string" calcext:value-type="string">
            <text:p>nº frutos passa depois</text:p>
          </table:table-cell>
          <table:table-cell table:style-name="ce1" office:value-type="string" calcext:value-type="string">
            <text:p>nº folha antes</text:p>
          </table:table-cell>
          <table:table-cell table:style-name="ce1" office:value-type="string" calcext:value-type="string">
            <text:p>nº folhas depois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float" office:value="58" calcext:value-type="float">
            <text:p>58.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float" office:value="66" calcext:value-type="float">
            <text:p>66.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63" calcext:value-type="float">
            <text:p>63.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60" calcext:value-type="float">
            <text:p>60.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string" calcext:value-type="string">
            <text:p>52.5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75" calcext:value-type="float">
            <text:p>75.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.55" calcext:value-type="float">
            <text:p>0.55</text:p>
          </table:table-cell>
          <table:table-cell table:style-name="ce3" office:value-type="string" calcext:value-type="string">
            <text:p>59.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string" calcext:value-type="string">
            <text:p>60.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.55" calcext:value-type="float">
            <text:p>0.55</text:p>
          </table:table-cell>
          <table:table-cell table:style-name="ce3" office:value-type="float" office:value="31.5" calcext:value-type="float">
            <text:p>31.5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float" office:value="60" calcext:value-type="float">
            <text:p>60.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52" calcext:value-type="float">
            <text:p>52.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66" calcext:value-type="float">
            <text:p>66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string" calcext:value-type="string">
            <text:p>63.5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float" office:value="55" calcext:value-type="float">
            <text:p>55.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string" calcext:value-type="string">
            <text:p>50.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59" calcext:value-type="float">
            <text:p>59.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float" office:value="59" calcext:value-type="float">
            <text:p>59.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.55" calcext:value-type="float">
            <text:p>0.55</text:p>
          </table:table-cell>
          <table:table-cell table:style-name="ce3" office:value-type="string" calcext:value-type="string">
            <text:p>57.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Médio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float" office:value="55" calcext:value-type="float">
            <text:p>55.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float" office:value="50" calcext:value-type="float">
            <text:p>50.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6" calcext:value-type="float">
            <text:p>0.60</text:p>
          </table:table-cell>
          <table:table-cell table:style-name="ce3" office:value-type="float" office:value="56" calcext:value-type="float">
            <text:p>56.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string" calcext:value-type="string">
            <text:p>45.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float" office:value="59" calcext:value-type="float">
            <text:p>59.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52" calcext:value-type="float">
            <text:p>52.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string" calcext:value-type="string">
            <text:p>46.5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float" office:value="54" calcext:value-type="float">
            <text:p>54.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float" office:value="55" calcext:value-type="float">
            <text:p>55.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45" calcext:value-type="float">
            <text:p>45.0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59" calcext:value-type="float">
            <text:p>59.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string" calcext:value-type="string">
            <text:p>53.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string" calcext:value-type="string">
            <text:p>49.5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string" calcext:value-type="string">
            <text:p>52.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52" calcext:value-type="float">
            <text:p>52.0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float" office:value="52" calcext:value-type="float">
            <text:p>52.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3" calcext:value-type="float">
            <text:p>0.30</text:p>
          </table:table-cell>
          <table:table-cell table:style-name="ce3" office:value-type="float" office:value="39" calcext:value-type="float">
            <text:p>39.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float" office:value="44" calcext:value-type="float">
            <text:p>44.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float" office:value="60" calcext:value-type="float">
            <text:p>60.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float" office:value="44" calcext:value-type="float">
            <text:p>44.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string" calcext:value-type="string">
            <text:p>46.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string" calcext:value-type="string">
            <text:p>58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float" office:value="60" calcext:value-type="float">
            <text:p>6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string" calcext:value-type="string">
            <text:p>56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3" office:value-type="float" office:value="50" calcext:value-type="float">
            <text:p>50.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0.55" calcext:value-type="float">
            <text:p>0.55</text:p>
          </table:table-cell>
          <table:table-cell table:style-name="ce3" office:value-type="float" office:value="53" calcext:value-type="float">
            <text:p>53.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0</text:p>
          </table:table-cell>
          <table:table-cell table:style-name="ce3" office:value-type="string" calcext:value-type="string">
            <text:p>51.5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>
            <text:p>Superior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.45" calcext:value-type="float">
            <text:p>0.45</text:p>
          </table:table-cell>
          <table:table-cell table:style-name="ce3" office:value-type="float" office:value="58" calcext:value-type="float">
            <text:p>58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50">
          <table:table-cell table:style-name="ce1" table:number-columns-repeated="26"/>
          <table:table-cell table:number-columns-repeated="99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5" meta:object-count="0"/>
    <meta:generator>LibreOfficeDev/6.0.5.2$Linux_X86_64 LibreOffice_project/</meta:generator>
  </office:meta>
</office:document-meta>
</file>